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Francisco Beltrán Sánch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3:23:16.3091852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19-11-14T13:25:13.022071961</dc:date>
    <meta:editing-duration>PT4M20S</meta:editing-duration>
    <meta:editing-cycles>4</meta:editing-cycles>
    <meta:document-statistic meta:table-count="1" meta:cell-count="170" meta:object-count="0"/>
  </office:meta>
</office:document-meta>
</file>